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652b3" officeooo:paragraph-rsid="001652b3"/>
    </style:style>
    <style:style style:name="P2" style:family="paragraph" style:parent-style-name="Standard">
      <style:text-properties officeooo:rsid="001652b3" officeooo:paragraph-rsid="001706d6"/>
    </style:style>
    <style:style style:name="P3" style:family="paragraph" style:parent-style-name="Standard">
      <style:text-properties officeooo:rsid="001652b3" officeooo:paragraph-rsid="00369009"/>
    </style:style>
    <style:style style:name="P4" style:family="paragraph" style:parent-style-name="Standard">
      <style:text-properties officeooo:rsid="0017f355" officeooo:paragraph-rsid="0017f355"/>
    </style:style>
    <style:style style:name="P5" style:family="paragraph" style:parent-style-name="Standard">
      <style:text-properties officeooo:rsid="0017f355" officeooo:paragraph-rsid="00296ae1"/>
    </style:style>
    <style:style style:name="P6" style:family="paragraph" style:parent-style-name="Standard">
      <style:text-properties officeooo:rsid="00302b96" officeooo:paragraph-rsid="00233bef"/>
    </style:style>
    <style:style style:name="P7" style:family="paragraph" style:parent-style-name="Standard">
      <style:text-properties officeooo:rsid="0045d239" officeooo:paragraph-rsid="00194293"/>
    </style:style>
    <style:style style:name="P8" style:family="paragraph" style:parent-style-name="Standard">
      <style:text-properties officeooo:rsid="00442e57" officeooo:paragraph-rsid="00194293"/>
    </style:style>
    <style:style style:name="P9" style:family="paragraph" style:parent-style-name="Standard">
      <style:text-properties officeooo:rsid="00451cb0" officeooo:paragraph-rsid="00194293"/>
    </style:style>
    <style:style style:name="P10" style:family="paragraph" style:parent-style-name="Standard">
      <style:paragraph-properties fo:text-align="start" style:justify-single-word="false"/>
      <style:text-properties officeooo:rsid="004a088c" officeooo:paragraph-rsid="001de91e"/>
    </style:style>
    <style:style style:name="P11" style:family="paragraph" style:parent-style-name="Standard">
      <style:paragraph-properties fo:text-align="start" style:justify-single-word="false"/>
      <style:text-properties officeooo:rsid="004873af" officeooo:paragraph-rsid="001de91e"/>
    </style:style>
    <style:style style:name="P12" style:family="paragraph" style:parent-style-name="Standard">
      <style:text-properties officeooo:rsid="004873af" officeooo:paragraph-rsid="001de91e"/>
    </style:style>
    <style:style style:name="P13" style:family="paragraph" style:parent-style-name="Standard">
      <style:paragraph-properties fo:text-align="start" style:justify-single-word="false"/>
      <style:text-properties officeooo:rsid="0048fbce" officeooo:paragraph-rsid="001fb116"/>
    </style:style>
    <style:style style:name="P14" style:family="paragraph" style:parent-style-name="Standard">
      <style:text-properties officeooo:rsid="001fb116" officeooo:paragraph-rsid="002007dc"/>
    </style:style>
    <style:style style:name="P15" style:family="paragraph" style:parent-style-name="Standard">
      <style:text-properties officeooo:rsid="001fb116" officeooo:paragraph-rsid="0021cec9"/>
    </style:style>
    <style:style style:name="P16" style:family="paragraph" style:parent-style-name="Standard">
      <style:text-properties officeooo:rsid="001fb116" officeooo:paragraph-rsid="00233bef"/>
    </style:style>
    <style:style style:name="P17" style:family="paragraph" style:parent-style-name="Standard">
      <style:text-properties officeooo:rsid="0021cec9" officeooo:paragraph-rsid="0021cec9"/>
    </style:style>
    <style:style style:name="P18" style:family="paragraph" style:parent-style-name="Standard">
      <style:text-properties officeooo:rsid="00248079" officeooo:paragraph-rsid="00248079"/>
    </style:style>
    <style:style style:name="P19" style:family="paragraph" style:parent-style-name="Standard">
      <style:text-properties officeooo:rsid="00255fee" officeooo:paragraph-rsid="00255fee"/>
    </style:style>
    <style:style style:name="P20" style:family="paragraph" style:parent-style-name="Standard">
      <style:text-properties officeooo:rsid="00260c53" officeooo:paragraph-rsid="00260c53"/>
    </style:style>
    <style:style style:name="P21" style:family="paragraph" style:parent-style-name="Standard">
      <style:text-properties officeooo:rsid="00260c53" officeooo:paragraph-rsid="00278421"/>
    </style:style>
    <style:style style:name="P22" style:family="paragraph" style:parent-style-name="Standard">
      <style:text-properties officeooo:rsid="00260c53" officeooo:paragraph-rsid="003dc29a"/>
    </style:style>
    <style:style style:name="P23" style:family="paragraph" style:parent-style-name="Standard">
      <style:text-properties officeooo:rsid="002beab9" officeooo:paragraph-rsid="002beab9"/>
    </style:style>
    <style:style style:name="P24" style:family="paragraph" style:parent-style-name="Standard">
      <style:text-properties officeooo:rsid="002d3d7f" officeooo:paragraph-rsid="002d3d7f"/>
    </style:style>
    <style:style style:name="P25" style:family="paragraph" style:parent-style-name="Standard">
      <style:text-properties officeooo:rsid="002e1037" officeooo:paragraph-rsid="002e1037"/>
    </style:style>
    <style:style style:name="P26" style:family="paragraph" style:parent-style-name="Standard">
      <style:text-properties officeooo:rsid="0030ee7f" officeooo:paragraph-rsid="0030ee7f"/>
    </style:style>
    <style:style style:name="P27" style:family="paragraph" style:parent-style-name="Standard">
      <style:text-properties officeooo:rsid="00324058" officeooo:paragraph-rsid="00324058"/>
    </style:style>
    <style:style style:name="P28" style:family="paragraph" style:parent-style-name="Standard">
      <style:text-properties officeooo:rsid="00324ad5" officeooo:paragraph-rsid="00324ad5"/>
    </style:style>
    <style:style style:name="P29" style:family="paragraph" style:parent-style-name="Standard">
      <style:text-properties officeooo:rsid="004cf861" officeooo:paragraph-rsid="00342d4b"/>
    </style:style>
    <style:style style:name="P30" style:family="paragraph" style:parent-style-name="Standard">
      <style:text-properties officeooo:rsid="00342d4b" officeooo:paragraph-rsid="00342d4b"/>
    </style:style>
    <style:style style:name="P31" style:family="paragraph" style:parent-style-name="Standard">
      <style:text-properties officeooo:rsid="00360943" officeooo:paragraph-rsid="00360943"/>
    </style:style>
    <style:style style:name="P32" style:family="paragraph" style:parent-style-name="Standard">
      <style:text-properties officeooo:rsid="00369009" officeooo:paragraph-rsid="00369009"/>
    </style:style>
    <style:style style:name="P33" style:family="paragraph" style:parent-style-name="Standard">
      <style:text-properties officeooo:rsid="00374b4c" officeooo:paragraph-rsid="00374b4c"/>
    </style:style>
    <style:style style:name="P34" style:family="paragraph" style:parent-style-name="Standard">
      <style:text-properties officeooo:rsid="0037b93f" officeooo:paragraph-rsid="0038c743"/>
    </style:style>
    <style:style style:name="P35" style:family="paragraph" style:parent-style-name="Standard">
      <style:text-properties officeooo:rsid="0038c743" officeooo:paragraph-rsid="0038c743"/>
    </style:style>
    <style:style style:name="P36" style:family="paragraph" style:parent-style-name="Standard">
      <style:text-properties officeooo:rsid="00396d6b" officeooo:paragraph-rsid="00396d6b"/>
    </style:style>
    <style:style style:name="P37" style:family="paragraph" style:parent-style-name="Standard">
      <style:text-properties officeooo:rsid="00396d6b" officeooo:paragraph-rsid="00429cd4"/>
    </style:style>
    <style:style style:name="P38" style:family="paragraph" style:parent-style-name="Standard">
      <style:text-properties officeooo:rsid="00296ae1" officeooo:paragraph-rsid="00296ae1"/>
    </style:style>
    <style:style style:name="P39" style:family="paragraph" style:parent-style-name="Standard">
      <style:text-properties officeooo:rsid="003dc29a" officeooo:paragraph-rsid="003dc29a"/>
    </style:style>
    <style:style style:name="P40" style:family="paragraph" style:parent-style-name="Standard">
      <style:text-properties officeooo:paragraph-rsid="003e9237"/>
    </style:style>
    <style:style style:name="P41" style:family="paragraph" style:parent-style-name="Standard">
      <style:text-properties officeooo:rsid="001b4487" officeooo:paragraph-rsid="003fcb5b"/>
    </style:style>
    <style:style style:name="P42" style:family="paragraph" style:parent-style-name="Standard">
      <style:text-properties officeooo:rsid="002ac9e2" officeooo:paragraph-rsid="001d6e3f"/>
    </style:style>
    <style:style style:name="P43" style:family="paragraph" style:parent-style-name="Standard">
      <style:text-properties officeooo:rsid="00417b19" officeooo:paragraph-rsid="00417b19"/>
    </style:style>
    <style:style style:name="P44" style:family="paragraph" style:parent-style-name="Standard">
      <style:text-properties officeooo:rsid="00457589" officeooo:paragraph-rsid="00429cd4"/>
    </style:style>
    <style:style style:name="P45" style:family="paragraph" style:parent-style-name="Standard">
      <style:text-properties officeooo:rsid="00429cd4" officeooo:paragraph-rsid="00429cd4"/>
    </style:style>
    <style:style style:name="P46" style:family="paragraph" style:parent-style-name="Standard" style:list-style-name="L1">
      <style:text-properties officeooo:paragraph-rsid="003e9237"/>
    </style:style>
    <style:style style:name="P47" style:family="paragraph" style:parent-style-name="Standard" style:list-style-name="L1">
      <style:text-properties officeooo:paragraph-rsid="00296ae1" fo:background-color="transparent"/>
    </style:style>
    <style:style style:name="P48" style:family="paragraph" style:parent-style-name="Standard" style:list-style-name="L1">
      <style:text-properties officeooo:rsid="002ac9e2" officeooo:paragraph-rsid="003e9237" fo:background-color="transparent"/>
    </style:style>
    <style:style style:name="P49" style:family="paragraph" style:parent-style-name="Standard">
      <style:text-properties officeooo:rsid="001fb116" officeooo:paragraph-rsid="0021cec9"/>
    </style:style>
    <style:style style:name="P50" style:family="paragraph" style:parent-style-name="Standard">
      <style:text-properties officeooo:rsid="001fb116" officeooo:paragraph-rsid="004367c5"/>
    </style:style>
    <style:style style:name="P51" style:family="paragraph" style:parent-style-name="Standard">
      <style:text-properties officeooo:rsid="004367c5" officeooo:paragraph-rsid="004367c5"/>
    </style:style>
    <style:style style:name="P52" style:family="paragraph" style:parent-style-name="Standard">
      <style:text-properties fo:font-size="22pt" officeooo:rsid="00429cd4" officeooo:paragraph-rsid="00429cd4" style:font-size-asian="22pt" style:font-size-complex="22pt"/>
    </style:style>
    <style:style style:name="P53" style:family="paragraph" style:parent-style-name="Standard">
      <style:text-properties fo:font-size="22pt" officeooo:rsid="004367c5" officeooo:paragraph-rsid="004367c5" style:font-size-asian="19.25pt" style:font-size-complex="22pt"/>
    </style:style>
    <style:style style:name="P54" style:family="paragraph" style:parent-style-name="Standard">
      <style:paragraph-properties fo:line-height="100%"/>
      <style:text-properties officeooo:rsid="002948ef" officeooo:paragraph-rsid="004367c5"/>
    </style:style>
    <style:style style:name="P55" style:family="paragraph" style:parent-style-name="Standard">
      <style:text-properties officeooo:rsid="00429cd4" officeooo:paragraph-rsid="00429cd4"/>
    </style:style>
    <style:style style:name="P56" style:family="paragraph" style:parent-style-name="Standard">
      <style:text-properties officeooo:rsid="0046c3f8" officeooo:paragraph-rsid="0046c3f8"/>
    </style:style>
    <style:style style:name="P57" style:family="paragraph" style:parent-style-name="Standard">
      <style:text-properties fo:font-size="16pt" officeooo:rsid="0046c3f8" officeooo:paragraph-rsid="0046c3f8" style:font-size-asian="14pt" style:font-size-complex="16pt"/>
    </style:style>
    <style:style style:name="P58" style:family="paragraph" style:parent-style-name="Standard">
      <style:text-properties fo:font-size="60pt" officeooo:rsid="0046c3f8" officeooo:paragraph-rsid="0046c3f8" style:font-size-asian="60pt" style:font-size-complex="60pt"/>
    </style:style>
    <style:style style:name="P59" style:family="paragraph" style:parent-style-name="Standard">
      <style:text-properties fo:font-size="44pt" officeooo:rsid="0046c3f8" officeooo:paragraph-rsid="0046c3f8" style:font-size-asian="44pt" style:font-size-complex="44pt"/>
    </style:style>
    <style:style style:name="T1" style:family="text">
      <style:text-properties officeooo:rsid="001706d6"/>
    </style:style>
    <style:style style:name="T2" style:family="text">
      <style:text-properties officeooo:rsid="0017f355"/>
    </style:style>
    <style:style style:name="T3" style:family="text">
      <style:text-properties officeooo:rsid="002425fc"/>
    </style:style>
    <style:style style:name="T4" style:family="text">
      <style:text-properties officeooo:rsid="0054b935"/>
    </style:style>
    <style:style style:name="T5" style:family="text">
      <style:text-properties officeooo:rsid="003c4aa4"/>
    </style:style>
    <style:style style:name="T6" style:family="text">
      <style:text-properties officeooo:rsid="002bb266"/>
    </style:style>
    <style:style style:name="T7" style:family="text">
      <style:text-properties officeooo:rsid="0045e030"/>
    </style:style>
    <style:style style:name="T8" style:family="text">
      <style:text-properties officeooo:rsid="00451cb0"/>
    </style:style>
    <style:style style:name="T9" style:family="text">
      <style:text-properties officeooo:rsid="0045d239"/>
    </style:style>
    <style:style style:name="T10" style:family="text">
      <style:text-properties officeooo:rsid="001ad5cc"/>
    </style:style>
    <style:style style:name="T11" style:family="text">
      <style:text-properties officeooo:rsid="001b4487"/>
    </style:style>
    <style:style style:name="T12" style:family="text">
      <style:text-properties officeooo:rsid="001cca1f"/>
    </style:style>
    <style:style style:name="T13" style:family="text">
      <style:text-properties officeooo:rsid="001d6e3f"/>
    </style:style>
    <style:style style:name="T14" style:family="text">
      <style:text-properties officeooo:rsid="004a088c"/>
    </style:style>
    <style:style style:name="T15" style:family="text">
      <style:text-properties officeooo:rsid="001de91e"/>
    </style:style>
    <style:style style:name="T16" style:family="text">
      <style:text-properties officeooo:rsid="001fb116"/>
    </style:style>
    <style:style style:name="T17" style:family="text">
      <style:text-properties officeooo:rsid="004873af"/>
    </style:style>
    <style:style style:name="T18" style:family="text">
      <style:text-properties officeooo:rsid="000a95f2"/>
    </style:style>
    <style:style style:name="T19" style:family="text">
      <style:text-properties officeooo:rsid="002007dc"/>
    </style:style>
    <style:style style:name="T20" style:family="text">
      <style:text-properties officeooo:rsid="002d0fa0"/>
    </style:style>
    <style:style style:name="T21" style:family="text">
      <style:text-properties officeooo:rsid="000bf2a9"/>
    </style:style>
    <style:style style:name="T22" style:family="text">
      <style:text-properties officeooo:rsid="0021cec9"/>
    </style:style>
    <style:style style:name="T23" style:family="text">
      <style:text-properties officeooo:rsid="00233bef"/>
    </style:style>
    <style:style style:name="T24" style:family="text">
      <style:text-properties officeooo:rsid="002d1fda"/>
    </style:style>
    <style:style style:name="T25" style:family="text">
      <style:text-properties officeooo:rsid="002ef2ca"/>
    </style:style>
    <style:style style:name="T26" style:family="text">
      <style:text-properties officeooo:rsid="002fdb89"/>
    </style:style>
    <style:style style:name="T27" style:family="text">
      <style:text-properties officeooo:rsid="0038946f"/>
    </style:style>
    <style:style style:name="T28" style:family="text">
      <style:text-properties officeooo:rsid="003478a5"/>
    </style:style>
    <style:style style:name="T29" style:family="text">
      <style:text-properties officeooo:rsid="0030fa4b"/>
    </style:style>
    <style:style style:name="T30" style:family="text">
      <style:text-properties officeooo:rsid="0031b4c0"/>
    </style:style>
    <style:style style:name="T31" style:family="text">
      <style:text-properties officeooo:rsid="00260c53"/>
    </style:style>
    <style:style style:name="T32" style:family="text">
      <style:text-properties officeooo:rsid="002630b6"/>
    </style:style>
    <style:style style:name="T33" style:family="text">
      <style:text-properties officeooo:rsid="00278421"/>
    </style:style>
    <style:style style:name="T34" style:family="text">
      <style:text-properties officeooo:rsid="00296ae1"/>
    </style:style>
    <style:style style:name="T35" style:family="text">
      <style:text-properties fo:background-color="transparent" loext:char-shading-value="0"/>
    </style:style>
    <style:style style:name="T36" style:family="text">
      <style:text-properties officeooo:rsid="002beab9" fo:background-color="transparent" loext:char-shading-value="0"/>
    </style:style>
    <style:style style:name="T37" style:family="text">
      <style:text-properties officeooo:rsid="003dc29a" fo:background-color="transparent" loext:char-shading-value="0"/>
    </style:style>
    <style:style style:name="T38" style:family="text">
      <style:text-properties officeooo:rsid="003e9237" fo:background-color="transparent" loext:char-shading-value="0"/>
    </style:style>
    <style:style style:name="T39" style:family="text">
      <style:text-properties officeooo:rsid="002ac9e2" fo:background-color="transparent" loext:char-shading-value="0"/>
    </style:style>
    <style:style style:name="T40" style:family="text">
      <style:text-properties officeooo:rsid="0044d708" fo:background-color="transparent" loext:char-shading-value="0"/>
    </style:style>
    <style:style style:name="T41" style:family="text">
      <style:text-properties officeooo:rsid="002ac9e2"/>
    </style:style>
    <style:style style:name="T42" style:family="text">
      <style:text-properties officeooo:rsid="00360943"/>
    </style:style>
    <style:style style:name="T43" style:family="text">
      <style:text-properties officeooo:rsid="00369009"/>
    </style:style>
    <style:style style:name="T44" style:family="text">
      <style:text-properties officeooo:rsid="0037b93f"/>
    </style:style>
    <style:style style:name="T45" style:family="text">
      <style:text-properties officeooo:rsid="0037d984"/>
    </style:style>
    <style:style style:name="T46" style:family="text">
      <style:text-properties officeooo:rsid="0038c743"/>
    </style:style>
    <style:style style:name="T47" style:family="text">
      <style:text-properties officeooo:rsid="00396d6b"/>
    </style:style>
    <style:style style:name="T48" style:family="text">
      <style:text-properties officeooo:rsid="003b411f"/>
    </style:style>
    <style:style style:name="T49" style:family="text">
      <style:text-properties officeooo:rsid="003d5f2d"/>
    </style:style>
    <style:style style:name="T50" style:family="text">
      <style:text-properties officeooo:rsid="003dc29a"/>
    </style:style>
    <style:style style:name="T51" style:family="text">
      <style:text-properties officeooo:rsid="003e9237"/>
    </style:style>
    <style:style style:name="T52" style:family="text">
      <style:text-properties style:font-name="Liberation Serif" officeooo:rsid="001c0d7e"/>
    </style:style>
    <style:style style:name="T53" style:family="text">
      <style:text-properties officeooo:rsid="003fcb5b"/>
    </style:style>
    <style:style style:name="T54" style:family="text">
      <style:text-properties officeooo:rsid="0040eae8"/>
    </style:style>
    <style:style style:name="T55" style:family="text">
      <style:text-properties officeooo:rsid="00417b19"/>
    </style:style>
    <style:style style:name="T56" style:family="text">
      <style:text-properties officeooo:rsid="0042239c"/>
    </style:style>
    <style:style style:name="T57" style:family="text">
      <style:text-properties officeooo:rsid="003e870e"/>
    </style:style>
    <style:style style:name="T58" style:family="text">
      <style:text-properties officeooo:rsid="003f07a0"/>
    </style:style>
    <style:style style:name="T59" style:family="text">
      <style:text-properties officeooo:rsid="00415d67"/>
    </style:style>
    <style:style style:name="T60" style:family="text">
      <style:text-properties officeooo:rsid="0042de97"/>
    </style:style>
    <style:style style:name="T61" style:family="text">
      <style:text-properties officeooo:rsid="00457589"/>
    </style:style>
    <style:style style:name="T62" style:family="text">
      <style:text-properties officeooo:rsid="00435e13"/>
    </style:style>
    <style:style style:name="T63" style:family="text">
      <style:text-properties officeooo:rsid="004367c5"/>
    </style:style>
    <style:style style:name="T64" style:family="text">
      <style:text-properties style:font-name="Arial" officeooo:rsid="0029532e" style:font-name-complex="Arial1"/>
    </style:style>
    <style:style style:name="T65" style:family="text">
      <style:text-properties style:font-name="Liberation Serif" style:font-name-complex="Arial1"/>
    </style:style>
    <style:style style:name="T66" style:family="text">
      <style:text-properties style:font-name="Liberation Serif" officeooo:rsid="0029532e" style:font-name-complex="Arial1"/>
    </style:style>
    <style:style style:name="T67" style:family="text">
      <style:text-properties style:font-name="Liberation Serif" officeooo:rsid="0029df24" style:font-name-complex="Arial1"/>
    </style:style>
    <style:style style:name="T68" style:family="text">
      <style:text-properties style:font-name="Liberation Serif" officeooo:rsid="004841ec" style:font-name-complex="Arial1"/>
    </style:style>
    <style:style style:name="T69" style:family="text">
      <style:text-properties fo:font-size="22pt" style:font-size-asian="22pt" style:font-size-complex="22pt"/>
    </style:style>
    <style:style style:name="T70" style:family="text">
      <style:text-properties fo:font-size="22pt" style:font-size-asian="19.25pt" style:font-size-complex="22pt"/>
    </style:style>
    <style:style style:name="T71" style:family="text">
      <style:text-properties officeooo:rsid="0043d24a"/>
    </style:style>
    <style:style style:name="T72" style:family="text">
      <style:text-properties officeooo:rsid="0044d708"/>
    </style:style>
    <style:style style:name="T73" style:family="text">
      <style:text-properties fo:font-style="normal" officeooo:rsid="0044d708" style:font-style-asian="normal" style:font-style-complex="normal"/>
    </style:style>
    <style:style style:name="T74" style:family="text">
      <style:text-properties officeooo:rsid="0046c3f8"/>
    </style:style>
    <style:style style:name="T75" style:family="text">
      <style:text-properties officeooo:rsid="004841e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ext:span text:style-name="T69"/></text:p>
      <text:p text:style-name="P58">Proyecto de Inteligencia Artificial</text:p>
      <text:p text:style-name="P59">Tema: Chatbot de EDA</text:p>
      <text:p text:style-name="P57"/>
      <text:p text:style-name="P57"/>
      <text:p text:style-name="P57"/>
      <text:p text:style-name="P57"/>
      <text:p text:style-name="P57">Autores:</text:p>
      <text:p text:style-name="P57">Davier Sánchez Bello</text:p>
      <text:p text:style-name="P57">Maykol Luis Martínez Rodríguez </text:p>
      <text:p text:style-name="P56"><text:span text:style-name="T69"/></text:p>
      <text:p text:style-name="P51"><text:span text:style-name="T69"/></text:p>
      <text:p text:style-name="P51"><text:span text:style-name="T69"/></text:p>
      <text:p text:style-name="P51"><text:span text:style-name="T69"/></text:p>
      <text:p text:style-name="P51"><text:span text:style-name="T69"/></text:p>
      <text:p text:style-name="P51"><text:span text:style-name="T69"/></text:p>
      <text:p text:style-name="P51"><text:span text:style-name="T69"/></text:p>
      <text:p text:style-name="P51"><text:span text:style-name="T69"/></text:p>
      <text:p text:style-name="P51"><text:span text:style-name="T69"/></text:p>
      <text:p text:style-name="P51"><text:span text:style-name="T69"/></text:p>
      <text:p text:style-name="P51"><text:span text:style-name="T69"/></text:p>
      <text:p text:style-name="P51"><text:span text:style-name="T69"/></text:p>
      <text:p text:style-name="P51"><text:soft-page-break/><text:span text:style-name="T69">Introducción:</text:span></text:p>
      <text:p text:style-name="P54"><text:span text:style-name="T65">Los chatbots no son un juguete o una </text:span><text:span text:style-name="T66">demostración ociosa y poco práctica de lo logrado en el campo de la inteligencia artificial. Al contrario, los chatbots no solo han demostrado ser una herramienta considerablemente útil como lo han demostrado casos como Siri y otros asistentes virtuales similares sino que tiene un considerable potencial para el futuro. Si bien los chatbots de uso general como el antes mencionado son considerablemente versátiles también es posible requerir la precisión de chatbots más especializados cuyos usos serán tan específicos como los usuarios que recurrirán a ellos. Este es precisamente el <text:s/>caso de nuestro chatbot de EDA, el cual resultará atractivo solo a un grupo muy limitado de personas en una sociedad. Dicho esto, no considero que este sea un trabajo a ser ignorado por la mayoría, todo lo contrario. El verdadero valor de este trabajo radica en la necesidad que pueden tener otras personas, al igual que nosotros, de crear un chatbot para sus necesidades </text:span><text:span text:style-name="T67">específicas y por ello, las herramientas que se contemplan en nuestro trabajo no están limitadas a científicos de la computación, ni siquiera a programadores, con el conocimiento sobre chatbots en general que brinda nuestro trabajo así como el ejemplo del análisis que se debe hacer para construir un chatbot tan específico como el nuestro debería ser una base para que cualquier persona ajena al tema pueda reproducir el proceso. Con la capacidad que la inteligencia artificial le brinda a los chatbots para mejorar, así como la relativa facilidad de creación que brindan las herramientas actuales llegará un futuro no tan lejano en que cada persona tenga su propio chatbot personali</text:span><text:span text:style-name="T68">z</text:span><text:span text:style-name="T67">ado, un día en que los chatbots se conviertan en el nuevo mejor amigo del hombre, nuestro propósito es aportar un grano de arena, por pequeño que sea, a ese futuro. <text:s/></text:span><text:span text:style-name="T66"><text:s text:c="2"/></text:span><text:span text:style-name="T64"><text:s/></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53"/>
      <text:p text:style-name="P53"/>
      <text:p text:style-name="P53"/>
      <text:p text:style-name="P53"><text:soft-page-break/>Desarrollo:</text:p>
      <text:p text:style-name="P50"><text:span text:style-name="T18">Un bot conversacional </text:span><text:span text:style-name="T19">o chatbot </text:span><text:span text:style-name="T18">p</text:span>ermite al usuario obtener la información deseada con una precisión considerable sin tener que preocuparse sobre el modo en que se recupera <text:span text:style-name="T19">la </text:span>información ni estar limitado a un formato de entrada específico. Los chatbots en general no son más que una máquina que es lo suficientemente inteligente o <text:span text:style-name="T21">que </text:span>simula la inteligencia humana lo suficientemente bien como para entender nuestras solicitudes y al mismo <text:span text:style-name="T63">tiempo </text:span>formular su solicitud de tal manera que sea comprensible para otros sistemas de software <text:span text:style-name="T22">que provean al chatbot </text:span><text:span text:style-name="T63">de</text:span><text:span text:style-name="T22"> los datos que necesita.</text:span></text:p>
      <text:p text:style-name="P15">Hoy en día los programas disponen de una interfaz de programación de aplicaciones o API que permite a dos componentes de software comunicarse entre sí mediante un conjunto de definiciones y protocolos, dicha interfaz, como todos sabemos, abstrae toda la implementación y funciona como un contrato de servicio entre dos aplicaciones diferentes. <text:span text:style-name="T22">Luego, </text:span><text:span text:style-name="T48">mediante el uso de estas API, </text:span><text:span text:style-name="T22">un chatbot puede integrarse a otras aplicaciones, y servir como portal entre el usuario y una base de datos, por solo citar un ejemplo. Así se lograría un acceso óptimo a la información sin la necesidad de dise</text:span><text:span text:style-name="T48">ñ</text:span><text:span text:style-name="T22">ar tortuosos formularios, o de </text:span><text:span text:style-name="T63">recurrir</text:span><text:span text:style-name="T22"> </text:span><text:span text:style-name="T63">a la </text:span><text:span text:style-name="T22">intervención humana.</text:span></text:p>
      <text:p text:style-name="P16"><text:span text:style-name="T19">Algunos chatbots pueden aprender y mejorar</text:span> progresivamente a medida que <text:span text:style-name="T19">interactúan con los usuarios. La mayor ventaja de que disponen los chatbots es su versatilidad para manejar querys que vienen en un formato imprevisible. </text:span></text:p>
      <text:p text:style-name="P17">Para construir un chatbot se debe tener en cuenta todos los escenarios o tareas que se desea que realice, para definir bien todas las posibles intenciones del usuario al acudir al chatbot y preparar los juegos de entrenamiento o la información preliminar necesaria para cubrir la mayor cantidad posible de estos casos. </text:p>
      <text:p text:style-name="P17"/>
      <text:p text:style-name="P17">Conceptos claves en la construcción de un chatbot:</text:p>
      <text:p text:style-name="P6">Natural Language Processing (NLP) es la rama de la <text:span text:style-name="T23">IA</text:span> que se encarg<text:span text:style-name="T5">a</text:span> de la capacidad de las computadoras de manejar lenguaje natural. <text:span text:style-name="T23">Si bien a este campo están adscritos tanto el entendimiento, como la clasificación y generación de lenguaje humano (o lo más humano posible), nuestro interés en la construcción del chatbot pasa por un subcampo del NLP, el Natural Language Understanding.</text:span></text:p>
      <text:p text:style-name="P6"><text:span text:style-name="T23">El </text:span><text:span text:style-name="T3">Natural Language Understanding </text:span><text:span text:style-name="T23">(NLU) es un campo enorme con gran cantidad de alternativas a los numerosos problemas que supone facilitar la traducción y simplificación del lenguaje humano, hasta extraer la esencia de su cometido tras desbrozarlo de todas las peculiaridades e individualidades. </text:span><text:span text:style-name="T3">Está englobado por el Natural Language Processing (NLP), pero se diferencia de este en que está diseñado para traducir y entender conversaciones para los que no ha sido entrenado, como la que aparece en la interacción con un usuario real, cargada de errores, conceptos nuevos, </text:span><text:span text:style-name="T20">contextos o sentimientos particulares, </text:span><text:span text:style-name="T3">etc. </text:span>En el caso particular de los bots, es es<text:span text:style-name="T5">e</text:span>nc<text:span text:style-name="T5">i</text:span>al <text:span text:style-name="T23">el NLU </text:span>para entender <text:span text:style-name="T63">lo </text:span>que el usuario nos requiere con su input.</text:p>
      <text:p text:style-name="P6">Intents y Entities son los bloques sobre los que está construido el NLU. Cumplen principios como que mientras más <text:span text:style-name="T63">E</text:span>ntities pued<text:span text:style-name="T63">a</text:span> identificar un Intent más robusto es. Para traducir una oración de lenguaje natural <text:span text:style-name="T63">o lenguaje humano </text:span>a lenguaje de la máquina necesitamos entender plenamente todos los Intentes que aparecen en ella y las Entities asociadas a cada uno.</text:p>
      <text:p text:style-name="P6"/>
      <text:p text:style-name="P6"><text:span text:style-name="T24">Intent</text:span><text:span text:style-name="T25">s: </text:span><text:span text:style-name="T17">L</text:span><text:span text:style-name="T26">a intención del usuario al hacer una pregunta al chatbot, </text:span><text:span text:style-name="T17">o sea, lo que busca</text:span><text:span text:style-name="T26">. Intents Recognitions (Reconocimiento de Intenciones) es un área estudiada del NLP y es clave en la construcción de chatbots. Su funcionamiento se basa en modelos de ML entrenados con texto clasificado por sus intents. </text:span><text:span text:style-name="T27">Los intents permiten que tu agente compren</text:span><text:span text:style-name="T63">d</text:span><text:span text:style-name="T48">a</text:span><text:span text:style-name="T27"> la motivación que subyace a una determinada entrada del usuario. </text:span><text:span text:style-name="T17">Google usa tres intents esenciales en su interacción con los usuarios Do, Know, Find, describiendo así las tres razones principales por l</text:span><text:span text:style-name="T63">a</text:span><text:span text:style-name="T17">s que un usuario acudiría a su sitio.</text:span></text:p>
      <text:p text:style-name="P6"/>
      <text:p text:style-name="P6"><text:soft-page-break/>Entities: <text:span text:style-name="T28">(entidades) </text:span>Grupos usados para clasificar las piezas esenciales de información que acompa<text:span text:style-name="T48">ñ</text:span>an a cada <text:span text:style-name="T71">I</text:span>ntent. Cada <text:span text:style-name="T71">E</text:span>ntitie es como una clase, por ejemplo “<text:span text:style-name="T71">c</text:span>eremonia”, y asociado a ella van <text:span text:style-name="T71">b</text:span>oda, <text:span text:style-name="T71">f</text:span>uneral, <text:span text:style-name="T71">g</text:span>raduación,…, etc, todas las instancias particulares de esa clase. <text:span text:style-name="T29">Existen Entities que existen y funcionan para todos los Intents pero existen otras que están asociadas a un </text:span><text:span text:style-name="T71">I</text:span><text:span text:style-name="T29">ntent en particular, e incluso </text:span><text:span text:style-name="T30">entidades compuestas. </text:span><text:span text:style-name="T27">Las entidades se usan para seleccionar los elementos de información específica que los usuarios del chatbot mencionan. A cada dato útil que se <text:s/>desee extraer corresponderá una entidad.</text:span></text:p>
      <text:p text:style-name="P6">Así, si lo vemos desde una perspectiva memotécnica y simplista, si comparamos la Query con una oración, los <text:span text:style-name="T71">I</text:span>ntents serían las formas verbales mientras las <text:span text:style-name="T71">E</text:span>ntities serían los complementos. <text:s/></text:p>
      <text:p text:style-name="P14"/>
      <text:p text:style-name="P18">FAQ chatbots</text:p>
      <text:p text:style-name="P19">Todos sabemos lo que las FAQ son, preguntas relacionadas a un servicio o tópico en general, que por lo comú<text:span text:style-name="T49">n</text:span> es posible automatizar su respuesta. Luego, los chatbots son ideales para proveer un servicio directo de FAQ, evitando al usuario tener que recorrer todo un archivo o <text:span text:style-name="T49">W</text:span>eb <text:span text:style-name="T49">S</text:span>ite para encontrar su duda, lo que deriva<text:span text:style-name="T49">ría</text:span> en pérdida de tiempo y de precisión en la respuesta debido <text:span text:style-name="T31">a que </text:span><text:span text:style-name="T49">los documentos </text:span><text:span text:style-name="T31">FAQ no debe ser demasiado largo</text:span><text:span text:style-name="T49">s</text:span><text:span text:style-name="T31">.</text:span></text:p>
      <text:p text:style-name="P23">Los chatbots que se encargan de responder FAQ, están signados por una base de datos generalmente escueta al menos en términos c<text:span text:style-name="T49">o</text:span>mputacionales, y por la no necesidad de tener en cuenta el contexto para responder las preguntas, más allá de que esto pudiera ser un plus, realmente no es necesario.</text:p>
      <text:p text:style-name="P23">Por tal razón los chatbots de FAQ tienden a estar sentados sobre implementaciones simples (...)</text:p>
      <text:p text:style-name="P20">La forma en que operan los chatbots que responden FAQ es generalmente definida con la correa apretada por sus creadores. Desde la manera en que es interpretada la pregunta, pasando por la forma de elaborar la respuesta y <text:span text:style-name="T49">l</text:span>uego la forma en que se enuncia la misma gener<text:span text:style-name="T49">a</text:span>lmente vienen definidos de una forma bastante rígida, y la verdad, es lo más aconsejable. A diferencia de los chatbots conversacionales de temática general, la base de datos sobre la que trabajan los chatbots de FAQ no tienen ni de lejos suficiente material como para entrenar correctamente una IA o para lograr que un complicado modelo vectorial dé la respuesta más precisa. La manejabilidad de los datos facilita pre-ensamblar el modo de actuar del bot de manera que los resultados sean los más eficientes posibles. <text:span text:style-name="T32">Hay tres tipos de chatbots de FAQ, los rules-based, los que usan IA y los híbridos. Los Rule-Based no son flexibles y realizan un trabajo totalmente mecánico, muchas veces con respuestas preestablecidas para cada pregunta, no obstante, cuando son usados en entornos de información peque</text:span><text:span text:style-name="T50">ñ</text:span><text:span text:style-name="T32">os dan los resultados esperados por el desarrollador. Un chatbot de FAQ generalmente no puede sustentarse únicamente en la IA si se espera obtener resultados fiables como para hacerlo público, puesto que la poca información de las bases de datos de los FAQ generalmente no alcanza para entrenar correctamente al bot y que obtenga mejores resultados que usando algoritmos clásicos de minerías de datos.</text:span></text:p>
      <text:p text:style-name="P22">Así, los FAQ generalmente trabajan sobre una base de datos computaciona<text:span text:style-name="T50">l</text:span>mente peque<text:span text:style-name="T50">ñ</text:span>a, etiquetada en much<text:span text:style-name="T32">o</text:span>s casos a mano para mayor precisión <text:span text:style-name="T32">y recayendo, de ser necesario, en algoritmos de minería de datos para encontrar la respuesta si no es suficiente con el preprocesamiento realizado. </text:span><text:span text:style-name="T75">Existen a</text:span><text:span text:style-name="T62">lgoritmos como el TF-IDF, el KD-Tree, Doc2Vec o a Indexación Semántica Latente. </text:span><text:span text:style-name="T71">Algunos de e</text:span><text:span text:style-name="T62">stos algoritmos tienen en común que funcionan vectorialmente, más allá de que algunos como el Doc2Vec usan redes neuronales o alguna forma de ML, mientras que otros son puro modelo algebra</text:span><text:span text:style-name="T71">i</text:span><text:span text:style-name="T62">co como el KD-Tree y el TF-IDF. Todos tienen sus peculiaridades, pros y contras que deberán ser analizados a la hora de escoger el adecuado para cada proyecto. Para el caso de los chatbots de FAQ creo que la reducida data no permitirá lograr un entrenamiento adecuado para alca</text:span><text:span text:style-name="T71">n</text:span><text:span text:style-name="T62">zar precisión con modelos de ML. Pero de nuevo, esto debería verse acorde a las situaciones de cada proyecto que se trate.</text:span></text:p>
      <text:p text:style-name="P39"/>
      <text:p text:style-name="P21"><text:span text:style-name="T34">Hasta aquí, todo parece indicar que lo ideal para dar respuestas precisas al usuario sin usar herramientas demasiado complicadas sería, depurar la entrada hasta extraer su esencia, </text:span><text:span text:style-name="T50">l</text:span><text:span text:style-name="T34">as etiquetas que la representan, y luego entre las posibles respuestas, una vez disminuido el espacio de búsqueda, aplicar una o varias técnicas de minería de datos hasta llegar a una respuesta convincente. </text:span><text:soft-page-break/><text:span text:style-name="T34">Existe una herramienta que se encarga de la primera parte con muy buenos resultados y quitando el peso al desarrollador de implementar la extracción de etiquetas de la Query del usuario.</text:span><text:span text:style-name="T33"> </text:span></text:p>
      <text:p text:style-name="P4"/>
      <text:p text:style-name="P4">DialogFlow</text:p>
      <text:p text:style-name="P5"><text:span text:style-name="T35">Dialogflow es una plataforma de compren</text:span><text:span text:style-name="T36">s</text:span><text:span text:style-name="T35">ión del lenguaje natural que se utiliza para dise</text:span><text:span text:style-name="T37">ñ</text:span><text:span text:style-name="T35">ar e integrar una interfaz de usuario conversacional en aplicaciones móviles, web, dispositivos, etc.</text:span></text:p>
      <text:p text:style-name="P5"><text:span text:style-name="T11">P</text:span><text:span text:style-name="T3">rovee de un poderoso motor de NLU que deja a los desarrolladores </text:span><text:span text:style-name="T4">que lo empleen</text:span><text:span text:style-name="T3"> solo con la responsabilidad de crear y predecir correctamente las intenciones del usuario y las entidades acerca </text:span><text:span text:style-name="T5">d</text:span><text:span text:style-name="T3">e las que girará un chatbot de FAQ. </text:span>Luego, p<text:span text:style-name="T6">ara crear un chatbot con DialogFlow es esencial tener bien delimitadas los </text:span><text:span text:style-name="T72">I</text:span><text:span text:style-name="T6">ntents y las </text:span><text:span text:style-name="T72">E</text:span><text:span text:style-name="T6">ntities que aparecerán en las conversaciones que el chatbot sostenga dedicadas a la temática en cuestión.</text:span></text:p>
      <text:p text:style-name="P38">El flujo procesal de DialogFlow es:</text:p>
      <text:list xml:id="list1715419572" text:style-name="L1">
        <text:list-item>
          <text:p text:style-name="P47">1-El usuario introduce su consulta en el dispositivo de entrada</text:p>
        </text:list-item>
        <text:list-item>
          <text:p text:style-name="P47">2-La consulta del usuario entra en el motor de <text:span text:style-name="T34">D</text:span>ialog<text:span text:style-name="T34">F</text:span>low</text:p>
        </text:list-item>
        <text:list-item>
          <text:p text:style-name="P47">3-Dialog<text:span text:style-name="T34">F</text:span>low intenta reconocer <text:span text:style-name="T41">el </text:span><text:span text:style-name="T72">I</text:span><text:span text:style-name="T41">ntent</text:span></text:p>
        </text:list-item>
        <text:list-item>
          <text:p text:style-name="P47">4-Según la <text:span text:style-name="T73">I</text:span>nten<text:span text:style-name="T41">t</text:span> se realiza <text:span text:style-name="T41">fullfillment </text:span>y se devuelven los datos de la base de datos</text:p>
        </text:list-item>
        <text:list-item>
          <text:p text:style-name="P47">5-La respuesta se devuelve a<text:span text:style-name="T41">l </text:span><text:span text:style-name="T72">I</text:span><text:span text:style-name="T41">ntent</text:span></text:p>
        </text:list-item>
        <text:list-item>
          <text:p text:style-name="P46"><text:span text:style-name="T35">6-La respuesta se convierte en datos pro</text:span><text:span text:style-name="T38">c</text:span><text:span text:style-name="T35">esables </text:span><text:span text:style-name="T39">en el </text:span><text:span text:style-name="T40">I</text:span><text:span text:style-name="T39">ntent y es devuelta al dispositivo de salida</text:span></text:p>
          <text:p text:style-name="P48"/>
        </text:list-item>
      </text:list>
      <text:p text:style-name="P40"><text:span text:style-name="T11">Las instancias de bots conversacionales creadas a través de la plataforma, son llamadas Agentes. Cada Agente posee una lista de Intents y Enti</text:span><text:span text:style-name="T72">ti</text:span><text:span text:style-name="T11">es, estas últimas </text:span><text:span text:style-name="T51">pueden estar</text:span><text:span text:style-name="T11"> asociadas a un Intent en particular, o </text:span><text:span text:style-name="T51">ser </text:span><text:span text:style-name="T11">globales, para todo </text:span><text:span text:style-name="T51">el</text:span><text:span text:style-name="T11"> agente. Ademá</text:span><text:span text:style-name="T51">s</text:span><text:span text:style-name="T11"> cada </text:span><text:span text:style-name="T72">I</text:span><text:span text:style-name="T11">ntent definido brinda diferentes opciones sobre como manejar la query introducida por el usuario. DialogF</text:span><text:span text:style-name="T34">l</text:span><text:span text:style-name="T11">ow, permite el uso de un WebHook, a través de la ventana fullfillment de cada Intent, que no es otra cosa sino la invocación de un BackEnd localizado en algún servidor externo.</text:span></text:p>
      <text:p text:style-name="P41">El motor de NLU de DialogFLow es multiling<text:span text:style-name="T52">ü</text:span>e y muy poderoso, habiendo sido entrenado adecuadamente con <text:span text:style-name="T13">bast</text:span>a información a e<text:span text:style-name="T13">scala</text:span> global, lo cual nos brinda relativa comodidad a la hora de dejar caer en él la responsabilidad de entender a un usuario que podría expresarse de una manera bien distinta a cualquiera de las que hayamos sopesado <text:span text:style-name="T12">en el entrenamiento particular al que lo sometamos para nuestros fines </text:span><text:span text:style-name="T72">específicos</text:span><text:span text:style-name="T12">. Para entrenar en la detección de cada Intent al Agente de DialogFlow debemos alimentarlo de preguntas frecuentes que refieran al Intent, pero como es lógico, no podremos predecir todas las formas de preguntar. DialogFlow una vez introduzcamos las preguntas alimentará al Agente con preguntas generadas por la sustitución de palabras similares y frases de uso similar, </text:span><text:span text:style-name="T13">de manera que podremos capturar la intención de cualquier pregunta formulada por alguien ajeno a nuestro entorno ling</text:span><text:span text:style-name="T52">üí</text:span><text:span text:style-name="T13">stico. O sea, introduciendo unas pocas preguntas que cubran la generalidad de formas de preguntar que evocan una intención en nuestro entorno ling</text:span><text:span text:style-name="T52">üí</text:span><text:span text:style-name="T13">stico, podremos cubrir la casi totalidad de maneras de preguntar con eficiencia.</text:span></text:p>
      <text:p text:style-name="P8"/>
      <text:p text:style-name="P12">Intents en DialogFlow</text:p>
      <text:p text:style-name="P11">Los tipos de <text:span text:style-name="T72">I</text:span>ntents en DialogFlow son:</text:p>
      <text:p text:style-name="P11">Predeterminados : Default Welcome Intent, Deafult Fallback Intent, encargados de manejar el inicio de las conversaciones, o las querys que el Agente no entienda respectivamente.</text:p>
      <text:p text:style-name="P11">Básicos: Contienen los elementos esenciales, frases de entrenamiento, acción, parámetros y respuestas.</text:p>
      <text:p text:style-name="P11">Complejos: Además de los componentes básicos contienen contexto y eventos</text:p>
      <text:p text:style-name="P11"/>
      <text:p text:style-name="P11">Desglosemos los elementos que componen un <text:span text:style-name="T72">I</text:span>ntent básico <text:span text:style-name="T16">de DialogFlow</text:span>:</text:p>
      <text:p text:style-name="P13">Frases de Entrenamiento: posibles preguntas que puede plantear el usuario y con las que entrenar el modelo de NLU previsto. <text:span text:style-name="T15">Las frases de entrenamiento como explicamos arriba no deben ser muchas, sino mostrar la bigger picture, ya que luego DialogFlow se encargara por nosotros de generar suficientes frases de entrenamiento a partir </text:span><text:span text:style-name="T53">d</text:span><text:span text:style-name="T15">e las nuestras que preparen al Agente para </text:span><text:soft-page-break/><text:span text:style-name="T15">identificar correctamente la intención de una query sin importar la forma en que sea formulada. Action es un campo que debe ser rellenado con texto.</text:span></text:p>
      <text:p text:style-name="P13">Ac<text:span text:style-name="T16">t</text:span>ion <text:span text:style-name="T16">y Parameters</text:span>: El valor de ac<text:span text:style-name="T16">t</text:span>ion es pasado usando el webhook al BackEnd <text:span text:style-name="T14">ante una coincidencia de la query con el </text:span><text:span text:style-name="T72">I</text:span><text:span text:style-name="T14">ntent donde está definido este action en particular. </text:span><text:span text:style-name="T16">El campo </text:span><text:span text:style-name="T72">p</text:span><text:span text:style-name="T16">arameters se rellena</text:span><text:span text:style-name="T15"> </text:span><text:span text:style-name="T16">con v</text:span><text:span text:style-name="T14">alores que DialogFlow extrae de la expresión del interlocutor, datos estructurados que harán más fácil realizar acciones lógicas y generar respuestas. </text:span><text:span text:style-name="T15">Cuando es invocado un </text:span><text:span text:style-name="T72">I</text:span><text:span text:style-name="T15">ntent que contiene un campo action y un fullfillment, el contenido de </text:span><text:span text:style-name="T72">a</text:span><text:span text:style-name="T15">ction es pasado íntegramente al BackEnd a través del WebHook. </text:span><text:span text:style-name="T16">En el campo </text:span><text:span text:style-name="T72">p</text:span><text:span text:style-name="T16">arameters, precisamos los valores de las entidades de la query introducida por el usuario que debemos pasar al BackEnd, para buscar la debida respuesta. O sea, mientras en Actions definimos un texto a pasar al BackEnd, en Parameters especificamos que tomar de la query y pasar al servidor para el procesamiento.</text:span></text:p>
      <text:p text:style-name="P10">Respuestas: respuestas preestablecidas que puede dar el Agente al lidiar con intents de este tipo en particular.</text:p>
      <text:p text:style-name="P10"/>
      <text:p text:style-name="P10"/>
      <text:p text:style-name="P8">Entities en DialogFLow:</text:p>
      <text:p text:style-name="P8">DialogFlow sugiere el uso de algunas entidades por default que generalmente son ajenas a la naturaleza de los proyectos pero que pudieran ser muy útiles en caso de usadas por lo robusto. No ob<text:span text:style-name="T53">s</text:span>tante, la principal fortaleza del uso de las enti<text:span text:style-name="T10">dade</text:span>s en DialogFlow es la capacidad para crear <text:span text:style-name="T8">entidades personalizadas</text:span> y combinarlas, ya sea dentro de un únic<text:span text:style-name="T10">o</text:span> inten<text:span text:style-name="T8">t</text:span>, o para el Agente en general. <text:span text:style-name="T8">Las entidades suelen coinci</text:span><text:span text:style-name="T10">d</text:span><text:span text:style-name="T8">ir c</text:span><text:span text:style-name="T10">on</text:span><text:span text:style-name="T8"> categorías como: nombre, fecha o ubicación o conceptos más ab</text:span><text:span text:style-name="T53">s</text:span><text:span text:style-name="T8">tractos, pero que aún hacen referencia a un tipo de dato que toma un valor en particular de una lista de valores predefinidos. Cada entidad alude a un tipo de información que es necesario extraer del usuario.</text:span></text:p>
      <text:p text:style-name="P9">Existen varios tipos de entidades concebidas en la filosofía de DialogFlow. Por ejemplo:</text:p>
      <text:p text:style-name="P9">Las entidades de mapa son aquellas entidades donde a cada valor de la entidad le corresponden una colección de sinónimos cualquiera de los cuales adquiere el mismo valor. Por ejemplo, la intención Small Talk pudiéramos tener entidades como insulto, halago o piropo. El mapeo de halago incluiría toda una lista de sinónimos como gracioso, inteligente, chistoso, cómico, bueno, profesio<text:span text:style-name="T10">n</text:span>al, … Notar que consideramos a estas palabras sinónimos en cuanto a q<text:span text:style-name="T54">ue</text:span> tienen usos similar<text:span text:style-name="T54">e</text:span>s, aunq<text:span text:style-name="T54">ue</text:span> no significados similares.</text:p>
      <text:p text:style-name="P9">Las entidades de lista tienen asociado a cada valor un solo término. Por ejemplo, la entidad color toma los valores rojo, azul, verde, …</text:p>
      <text:p text:style-name="P9">Existen entidades compuestas, <text:span text:style-name="T9">entidades de lista que hacen referencia al alias de otras entidades. Estas existen por default, como el @sys.unit-currency, pero también pueden ser creadas y personalizadas.</text:span></text:p>
      <text:p text:style-name="P7">Entidades de Expresion Regluar, que detec<text:span text:style-name="T54">t</text:span>an patrones ante la imposibilidad de predecir todos los términos que pueden llegar a formar parte de una entidad.</text:p>
      <text:p text:style-name="P7">Las entidades en <text:span text:style-name="T7">DialogFlow tienen funciones que optimizan tremendamente las posibilidades de trabajo con ellas. Una de ellas es la Expansión Automática (para tipos de entidades personalizadas), funcionalidad a través de la cual un proyecto creado en DialogFlow puede reconocer valores que no se especifican de forma explícita, a través de encontrar similitudes sintácticas y semánticas en el uso de términos. Por ejemplo, si tenemos la frase “Me duele la cabeza” y un usuario usara la frase “Me duele el pie”, el Agente reconocerá que la cabeza y el pie cumplen la misma función (al menos sintácticamente para este ejemplo en particular) y expandirá el valor correspondiente a parte del cuerpo sin necesidad de que previamente hayan sido etiquetados con el mismo valor. Otra funcionalidad para las entidades definidas por el usuario en DialogFlow es la de Coincidencia Parcial, que evita la necesidad de re</text:span><text:span text:style-name="T55">p</text:span><text:span text:style-name="T7">etición exacta del valor descrito en la declaración de la entity. Por ejemplo para el valor “mesa marrón” se hubiera fallado en reconocer la entidad si se hubiera escrito por ejemplo “mesa de madera marrón”. Esto puede ser evitado con el uso sabio de la funcionalidad de coincidencia parcial, uso del que no se debe exagerar, puesto que hay clases que sí necesitan de coincid</text:span><text:span text:style-name="T16">e</text:span><text:span text:style-name="T7">ncia total, como las matrículas de vehículos o los carnets de identidad.</text:span></text:p>
      <text:p text:style-name="P42"><text:soft-page-break/></text:p>
      <text:p text:style-name="P24">Existen otras alternativas a DialogFlow como Rasa. La razón por la que escogimos DialogFlow para este proyecto es que nos brinda Agentes que por default ya están entrenados con una cantidad de data enorme, y que además hacen más abarcador el entrenamiento para detectar los Intents en la query del usuario haciendo uso del motor NLP que tiene el sitio, mientras que Rasa por default no nos da esa opción, sino que deberíamos configurar y descargar los datasets. O sea, dada a naturaleza <text:s/>reducida del chatbot al que nos enfrentamos preferimos a DialogFlow y su motor NLU poderosamente entrenado y entregado a nosotros por default. No obstante, al escalar de tama<text:span text:style-name="T55">ñ</text:span>o este proyecto, si se decidiera pasar la base de datos por ejemplo, de las conferencias a varios libros o a lo comentado en sitios online como StackOverFlow se pudiera considerar mudarlo a Rasa, o incluso, empezar nuestro propio modelo de Inteligencia Artificial.</text:p>
      <text:p text:style-name="P43"/>
      <text:p text:style-name="P43"/>
      <text:p text:style-name="P25">El Chatbot de EDA</text:p>
      <text:p text:style-name="P26">El objetivo de este proyecto es hacer un chatbot que tomando como base las conferencias de EDA, sea capaz de responder a los estudiantes sus preguntas acerca del contenido del curso. Tal propósito es <text:span text:style-name="T55">el </text:span>de servir para que el estudiante pueda al terminar su conferencia <text:span text:style-name="T55">y</text:span> visitar el chatbot para aclarar aquello que no entendió bien, o de lo que no pudo tomar nota en clase.</text:p>
      <text:p text:style-name="P26">El proyecto, se puede apreciar que cae en la vecindad de los proyectos relacionados con chatbots de FAQ, ya que la base de datos es bastante reducida y las preguntas realmente no requieren de un análisis de contexto, al menos en un inicio. Por supuesto, una vez que hayamos fijado los restantes detalles del Minimun Viable Project aquí descrito y logremos correrlo, se podría ampliar las funcionalidades del chatbot, para que, por ejemplo, tome información de los mensajes previos (contexto), y así el estudiante no deba estar formalizando c<text:span text:style-name="T55">o</text:span>nstantemente sus preguntas, sino que, al quedarse insatisfecho con una pueda responder “Cómo?” o “Por <text:span text:style-name="T55">q</text:span>ué?”, y el chatbot saber que tema se había abordado y extender la respuesta. </text:p>
      <text:p text:style-name="P27">En nuestra experiencia como estudiantes hemos delimitado la información que aparece en una <text:s/>Conferencia (al menos de EDA) en 5 clases fundamentales:</text:p>
      <text:p text:style-name="P27">Definición: La declaración de un nuevo concepto.</text:p>
      <text:p text:style-name="P27"><text:span text:style-name="T44">Afirmación</text:span>: En esta clase incluiremos a los teoremas <text:span text:style-name="T44">y todo otro</text:span> dato o hecho que es cierto, pero sin presentar su demostración, tan solo enunciándolo</text:p>
      <text:p text:style-name="P27">Caracterización: En esta clase ubicaremos la descripción a través de desglose en características de un determinado tópico (estructura, algoritmo, concepto, etc...)</text:p>
      <text:p text:style-name="P28">Método: Esta clase incluye a los algoritmos estudiados en las Ciencias de la Computación, así como otras recetas que se encuentren en la base de dato y que no constituyen precisamente algoritmos informáticos como el Método del Árbol por ejemplo. <text:span text:style-name="T47">Cada mé</text:span><text:span text:style-name="T55">t</text:span><text:span text:style-name="T47">odo va asociado a una definición, o sea, </text:span><text:span text:style-name="T55">por ejemplo,</text:span><text:span text:style-name="T47"> Heapify tendrá dos entradas en la base de datos, una etiquetada como definición “Heapify es un método para mantener la invariante de los Heaps”, y la otra sería la receta que describe los pasos del algoritmo, etiquetada como método.</text:span></text:p>
      <text:p text:style-name="P28">Demostración: Van asociadas a los elementos de la clase <text:span text:style-name="T44">Afirmación</text:span> (recordar que no son solo teoremas)</text:p>
      <text:p text:style-name="P28">Aclaración: Esta clase de información guarda una referencia a algún otro elemento de otra clase y guarda un dato o detalle en particular que el profe quiera aclarar.</text:p>
      <text:p text:style-name="P4"/>
      <text:p text:style-name="P28">Consideramos que la intención de una query del usuario al chatbot debe ser clasificada acorde al tipo de formato de la información con que se respondería esa query de manera que el usuario quedará satisfecho. Luego los intents que usaremos para configurar nuestro Agente de DialogFlow corresponderán a cada una de las clases anteriores.</text:p>
      <text:p text:style-name="P29">Nuestro chatbot de EDA poseerá algunos entities globales de tipo lista como Estructura o Algoritmo, los cuales facilitaran la detección de la temática perseguida en la pregunta del usuario una vez determinada su intención. Así, cada uno de tales entities contendrá una enumeración de los algoritmos y las estructuras vistas a lo largo del curso.</text:p>
      <text:p text:style-name="P30"><text:soft-page-break/>Mas allá de eso, algunas intents tendrán sus propias entities descritas para mejorar el funcionamiento del chatbot para las querys que caigan en cada intent en particular.</text:p>
      <text:p text:style-name="P31">Antes de pasar al desglose de como presentaríamos a DialogFlow nuestra estructura de Intents y Entities, creemos conveniente exponer la manera en que sería introducida la información a la base de datos del chatbot.</text:p>
      <text:p text:style-name="P1">El profesor introduciría las conferencias en formato de texto. Cada pedazo de información llevaría varios campos de etiquetas. Uno de ellos constituiría una lista, por orden de relevancia de los tópicos abordados (o nombre de la estructura o algoritmo). La otra etiqueta sería el tipo de bloque de información que constituye el texto a<text:span text:style-name="T55">ña</text:span>dido. Esta última etiqueta deberá estar ceñida a los tipos de información que estén definidos en la implementación puntual del chatbot. Por ahora son Definición, <text:span text:style-name="T42">Teorema,</text:span> Descripción, <text:span text:style-name="T42">Método, Demostración, </text:span>Aclaración, no obstante es obvio que estos pueden cambiar o ser modificados, y la interfaz de DialogFow lo permite, así como lo permitirá el BackEnd una vez implementado.</text:p>
      <text:p text:style-name="P3">Una vez que la información sea recibida, procederemos a estandarizarla sin perder la información en su estado original, o sea, crearemos un nuevo archivo donde a cada bloque de información lo pasamos a minúscula y lematizamos. La lematización se realizaría a través de Spacy, y es una técnica muy importante para poder desbrozar el espacio de búsqueda de las querys. La lematización provee de <text:span text:style-name="T1">mucho </text:span>mejores <text:span text:style-name="T1">resultados en el NLP que el stemming, </text:span><text:span text:style-name="T2">porque toma en cuenta el significado real de la palabra, el que </text:span><text:span text:style-name="T42">de ser</text:span><text:span text:style-name="T2"> obviado, prod</text:span><text:span text:style-name="T42">uce</text:span><text:span text:style-name="T2"> errores cuando se hace solo acorde a la </text:span><text:span text:style-name="T42">lexicografía de la palabra</text:span><text:span text:style-name="T1">. </text:span><text:span text:style-name="T43">Una vez realizado esto, creamos vectores que describan a cada documento, del formato Bag of Words, vectores que bien podrían ser booleanos o de valores flotantes entre 0 y 1 en dependencia de la técnica de minado de datos que la experimentación, una vez montado el chatbot, indique como más conveniente. </text:span><text:span text:style-name="T1">No obstante, dado que el chatbot, al menos en un inicio, se alimentará de una base de datos computacionalmente muy peque</text:span><text:span text:style-name="T55">ñ</text:span><text:span text:style-name="T1">a, dígase las conferencias de EDA, los algoritmos para, a través de vectorizado o técnicas de Machine Learning, buscar la respuesta a las querys del usuario, deben tomar un segundo plano.</text:span></text:p>
      <text:p text:style-name="P2"><text:span text:style-name="T1">La relativamente sencilla manejabilidad de la cantidad de información, nos permite hacer uso de las etiquetas introducidas por los profesores a cada pedazo de información como pri</text:span><text:span text:style-name="T2">n</text:span><text:span text:style-name="T1">cipal elemento en el que se apoyara nuestro BackEnd para encontrar las respuestas a las querys formuladas por el usuario. Como criterio de desempate, podríamos usar alguno de los algoritmos </text:span><text:span text:style-name="T43">vectoriales </text:span><text:span text:style-name="T1">descritos previamente, </text:span><text:span text:style-name="T43">aprovechando que ya estandarizamos la información</text:span><text:span text:style-name="T1"> para encontrar los pedazos de información con mayor similitud con respecto a </text:span><text:span text:style-name="T43">la</text:span><text:span text:style-name="T1"> query, dentro de un espacio de búsqueda ya considerablemente reducido por el taggeo de los pedazos de información y la informac</text:span><text:span text:style-name="T56">ió</text:span><text:span text:style-name="T1">n respecto a las entities que aparecen en la query que nos brindara DialogFlow a través del WebHook. El espacio de búsqueda se verá tan reducido que incluso podremos aplicar varios de estos métodos, o realizar búsquedas literales, en fin, calibrar sobre la práctica cual es la mejor alternativa. El etiquetado, de realizarse correctamente, no debe conducir a errores considerables, en cuanto a omisión de información por aparecer esa bajo etiquetas indebidas. Por tal razón, las etiquetas declaradas deben ser mejor estudiadas sobre a práctica, para poder lograr la mayor elegancia a la hora de separarlas, como por ejemplo, logra google, con sus tres </text:span><text:span text:style-name="T72">I</text:span><text:span text:style-name="T1">ntents perfectamente definido</text:span><text:span text:style-name="T56">s</text:span><text:span text:style-name="T1">.</text:span></text:p>
      <text:p text:style-name="P2"/>
      <text:p text:style-name="P32">Una vez descrita en términos globales la forma en que funcionaría el BackEnd de nuestro chatbot, podemos pasar a la descripción de la jerarquía de Intents y Entities que presentaríamos a DialogFlow para el entrenamiento y levantamiento de nuestro Agente.</text:p>
      <text:p text:style-name="P32"/>
      <text:p text:style-name="P33">Definición : Este <text:span text:style-name="T72">I</text:span>ntent se activa cuando identificamos que el usuario esta buscando una definición. Las frases de entrenamiento que colocaríamos serían del corte “Qué significa …?”, “Qué es …?”, <text:span text:style-name="T46">donde tras los tres puntos suspensivos aparece secamente el nombre de algo visto en el curso. </text:span>Dentro de este Intent declararemos un entity de tipo lista llamada Nombre, que figurará entre los parámetros a pasar al WebHook. Tal entity tendrá la enumeración de todas las definiciones del curso. Si en la query felizmente fuera posible encontrar un parámetro de tipo Nombre, el BackEnd <text:soft-page-break/>tan solo buscaría en la base de datos donde coinciden las etiquetas del nombre y de Definición, y regresaría ese pedazo de información. </text:p>
      <text:p text:style-name="P34"/>
      <text:p text:style-name="P34">Afirmación: Este <text:span text:style-name="T72">I</text:span>ntent saltara cuando el usuario viene buscando un dato en particular. <text:span text:style-name="T45">Por ejemplo, si el usuario escribe “</text:span><text:span text:style-name="T46">Cuál es </text:span><text:span text:style-name="T45">la complejidad algorítmica del Merge Sort?”, la respuesta deberá ser <text:s/>O(nlogn). Para lograr tal respuesta trataremos en el BackEnd de matchear lo introducido por el usuario con las afirmaciones que allí aparezcan </text:span><text:span text:style-name="T46">que posean ademas las etiquetas de las </text:span><text:span text:style-name="T72">E</text:span><text:span text:style-name="T46">ntities encontradas en la query.</text:span></text:p>
      <text:p text:style-name="P35">Las preguntas formuladas cuando se pide un dato particular, son bastante parecidas a las que se hacen cuando se pide una definición. La diferencia radica en la longitud. Cuando alguien pide un dato particular tiene que decir, por ejemplo “Cual es la complejidad algorítmica del Merge Sort?”, o sea tiene q<text:span text:style-name="T56">ue</text:span> esp<text:span text:style-name="T56">e</text:span>cificar cual es ese dato, lo cual no es posible hacer con el uso de una entidad de tipo Nombre solamente. Cuando alguien pide una definición, la pregunta es escueta, acompa<text:span text:style-name="T56">ñ</text:span>ando a los vocablos que enuncian la pregunta únicamente el nombre del objeto cuya definición se pide. Luego, ahí radica la diferencia esencial entre las preguntas cuyo objetivo es obtener una definición y aquellas que buscan una <text:span text:style-name="T56">a</text:span>firmación o dato particular. En las primeras aparece únicamente acompa<text:span text:style-name="T56">ñ</text:span>ando a los vocablos moduladores de la pregunta una entidad de tipo Nombre, mientras que en la segunda debe aparecer toda una explicación detallando el dato en particular que se desea encontrar.</text:p>
      <text:p text:style-name="P35">Por tal razón, a pesar de la pretendida similitud entre las preguntas que realiza un usuario cuando busca una definición y cuando busca una <text:span text:style-name="T56">a</text:span>firmación, no es tal la similitud, al menos a los ojos del Agente de DialogFlow, que sabrá distinguirlas bien.</text:p>
      <text:p text:style-name="P35"/>
      <text:p text:style-name="P36">Método : Podremos saber que el estudiante está solicitando que le presenten un método cuando sus preguntas toman la forma “Cómo …?”, “Qué hacer para ...?”. Luego, una vez identificada la intención, le pasamos al BackEnd la query completa, y la entidad indicando que queremos que nos sea devuelto un método. El BackEnd, tomará la query y buscara primeramente entre las definiciones el nombre del <text:span text:style-name="T56">mé</text:span>todo que el usuario desea, en caso de que este no haya sido proveído por ejemplo “Cómo buscar en profundidad en un grafo?”. Tras buscar entre los pedazos de informac<text:span text:style-name="T56">ió</text:span>n etiquetados como definiciones el BackEnd sabrá que el método buscado se llama DFS y luego devolverá la información contenida en el método etiquetado como DFS.</text:p>
      <text:p text:style-name="P36"/>
      <text:p text:style-name="P37">Caracterización: Las querys donde el usuario desee conocer las características de un tópico determinado. <text:span text:style-name="T57">Estas querys vienen generalmente encabezadas por palabras distintivas como </text:span><text:span text:style-name="T72">c</text:span><text:span text:style-name="T57">aracterice, describa o alguno de sus sinónimos; o alguna de las palabras que sugieren tal acción aparecerán inevitablemente en medio de la query. La query contendrá además una entidad de tipo nombre que hará referencia a aquello que se pide caracterizar. Luego, el fullfillment para este </text:span><text:span text:style-name="T72">I</text:span><text:span text:style-name="T57">ntent seriá </text:span><text:span text:style-name="T72">u</text:span><text:span text:style-name="T57">nicamente pasar </text:span><text:span text:style-name="T58">el </text:span><text:span text:style-name="T72">E</text:span><text:span text:style-name="T58">ntity de tipo </text:span><text:span text:style-name="T72">N</text:span><text:span text:style-name="T58">ombre que inevitablemente debe venir con la query y pasarlo a BackEnd, que automáticamente devolverá la caracterización correspondiente</text:span></text:p>
      <text:p text:style-name="P37"/>
      <text:p text:style-name="P37"><text:span text:style-name="T59">El FallBack Intent se activa cuando no ha sido posible determinar con precisión a cual </text:span><text:span text:style-name="T72">I</text:span><text:span text:style-name="T59">ntent se refiere el estudiante con su query. </text:span><text:span text:style-name="T60">Dado que el BackEnd contará con al menos un algoritmo de minería de datos, podemos usarlo cuando no haya sido posible determinar el </text:span><text:span text:style-name="T72">I</text:span><text:span text:style-name="T60">ntent del usuar</text:span><text:span text:style-name="T61">i</text:span><text:span text:style-name="T60">o, para dar como respuesta aquel fragmento de información que de acuerdo al modelo vectorial implementado corresponda mejor a la query del usuario.</text:span><text:span text:style-name="T57"> </text:span></text:p>
      <text:p text:style-name="P44">Consideramos entonces, que la clase de información Aclaración no requiere ninguna intención <text:span text:style-name="T72">inherente</text:span>, debido a lo amorfas que pueden ser las preguntas que lleven a una aclaración en particular, debido a que la aclaración por sí misma no tiene un formato definido.</text:p>
      <text:p text:style-name="P36"/>
      <text:p text:style-name="P36"/>
      <text:p text:style-name="P36"/>
      <text:p text:style-name="P45"/>
      <text:p text:style-name="P52"><text:soft-page-break/>Conclusiones:</text:p>
      <text:p text:style-name="P45">El proyecto de construir un chatbot que basado en las conferencias de EDA pueda complementar la actividad de los estudiantes es viable, y pudiera ser afrontado en primera instancia con el uso de la plataforma DialogFlow. Las clases y entidades descritas pudieran no ser las más correctas, eso solo se podrá comprobar con la experimentación al implementar debidamente las ideas aquí mencionadas. Por ejem<text:span text:style-name="T72">p</text:span>lo, permanece sin explotar la posibilidad de crear dos entidades globales de tipo lista llamadas Estructura de Dato y Algoritmo que permitan identificar el nombre de este tipo de contenidos donde quiera que aparezcan. Queda por explorar además el valor de uso de los contextos en DialogFlow, que permitiría al Agente de DialogFlow enhebrar una serie de informaciones sobre un mismo tema en caso de que el usuario no se quedara satisfecho con la primera respuesta. El uso de contextos permitiría además al bot llegar tan lejos como ser capaz de simular la imparti<text:span text:style-name="T72">c</text:span>ión de la conferencia para el alumno, que desde la comodidad de su dispositivo y la privacidad quizás no se sienta cohibido de preguntar todas sus dudas y además podría llevar la conferencia a un ritmo adecuado a sus necesidades. </text:p>
      <text:p text:style-name="P45">Sería bueno considerar también, una vez montado el Minimun Viable Project, el escalado en la cantidad de información que maneja el chatbot, y en lugar de reducirse solo a las conferencias, podría incluir las clases prácticas con sus ejercicios, dándole al bot además la funcionalidad de llevar a cabo una clase p<text:span text:style-name="T74">rá</text:span>ctica interactiva con el usuario. Podría escalarse más aún y unir a la base de datos libros de texto clásicos como el Introduction to Algorithms, algo que iría de la mano con a<text:span text:style-name="T74">gregar</text:span> algún tipo de software que mecanizara el trabajo de preprocesa<text:span text:style-name="T74">miento</text:span> de la base de datos, eliminando la molestia del etiquetado manual por parte del profesor, que es además impedimento para el crecimiento del chatbot. Sería fantástico en última instancia que el chatbot de EDA tuviera una puerta hacia Internet y Google o al menos algún sitio de frecuente volumen de modulación de dudas sobre temas vinculados a Estructuras de Datos y Algoritmos, pudiendo el chatbot buscar información en la red de redes, valorar cuál es la más adecuada a la búsqueda particular del usuario y devolvérsela. De otra manera, si tal cuestión resulta demasiado compleja, bien pudiéramos intentar un chatbot de EDA que tome por base de datos una clonación de gran parte de las preguntas movidas en sitios como StackOverFlow o MathStackExchange, donde usualmente los autores de este proyecto van a evacuar sus dudas, no solo de EDA.</text:p>
      <text:p text:style-name="P45">En definitiva, esta es solo una declaración de intenciones muy en verde, debemos aún el hands on, que pudiera o no, encarrilar este proyecto.</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ormal" style:family="paragraph">
      <style:paragraph-properties fo:hyphenation-ladder-count="no-limit"/>
      <style:text-properties fo:hyphenate="false" fo:hyphenation-remain-char-count="2" fo:hyphenation-push-char-count="2" loext:hyphenation-no-caps="false"/>
    </style:style>
    <style:style style:name="Default_20_Paragraph_20_Font" style:display-name="Default Paragraph Font" style:family="text"/>
    <style:style style:name="Hyper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3T10:49:36.424353294</meta:creation-date>
    <meta:generator>LibreOffice/7.3.5.2$Linux_X86_64 LibreOffice_project/30$Build-2</meta:generator>
    <dc:date>2022-12-13T23:22:31.495995463</dc:date>
    <meta:editing-duration>PT1H3M23S</meta:editing-duration>
    <meta:editing-cycles>7</meta:editing-cycles>
    <meta:document-statistic meta:table-count="0" meta:image-count="0" meta:object-count="0" meta:page-count="10" meta:paragraph-count="87" meta:word-count="5401" meta:character-count="33601" meta:non-whitespace-character-count="28273"/>
  </office:meta>
</office:document-meta>
</file>